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008in solid #000000"/>
      <style:text-properties fo:font-weight="bold"/>
    </style:style>
    <style:style style:name="ce2" style:family="table-cell" style:parent-style-name="Default">
      <style:table-cell-properties fo:background-color="#ccccff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b3b3b3" fo:border="0.0008in solid #000000"/>
    </style:style>
    <style:style style:name="ce6" style:family="table-cell" style:parent-style-name="Default" style:data-style-name="N114">
      <style:table-cell-properties fo:border="0.0008in solid #000000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style:text-position="33% 58%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1. MS/TP Co-processor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2. BACnet server devic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48/88/168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>
            <text:p>I/O Line</text:p>
          </table:table-cell>
          <table:table-cell table:style-name="ce1" table:number-columns-repeated="3"/>
          <table:table-cell table:style-name="ce1" office:value-type="string">
            <text:p>Comment</text:p>
          </table:table-cell>
          <table:table-cell table:style-name="ce5" office:value-type="string">
            <text:p>Application Function</text:p>
          </table:table-cell>
        </table:table-row>
        <table:table-row table:style-name="ro1">
          <table:table-cell office:value-type="string">
            <text:p>PB0</text:p>
          </table:table-cell>
          <table:table-cell office:value-type="string">
            <text:p>PCINT0</text:p>
          </table:table-cell>
          <table:table-cell office:value-type="string">
            <text:p>CLKO</text:p>
          </table:table-cell>
          <table:table-cell office:value-type="string">
            <text:p>ICP1</text:p>
          </table:table-cell>
          <table:table-cell/>
          <table:table-cell office:value-type="string">
            <text:p>MAC Address Switch Input x10</text:p>
          </table:table-cell>
        </table:table-row>
        <table:table-row table:style-name="ro1">
          <table:table-cell table:style-name="ce3" office:value-type="string">
            <text:p>PB1</text:p>
          </table:table-cell>
          <table:table-cell table:style-name="ce3" office:value-type="string">
            <text:p>PCINT1</text:p>
          </table:table-cell>
          <table:table-cell table:style-name="ce3" office:value-type="string">
            <text:p>OC1A</text:p>
          </table:table-cell>
          <table:table-cell table:style-name="ce3" table:number-columns-repeated="2"/>
          <table:table-cell table:style-name="ce3" office:value-type="string">
            <text:p>MAC Address Switch Input x20</text:p>
          </table:table-cell>
        </table:table-row>
        <table:table-row table:style-name="ro1">
          <table:table-cell office:value-type="string">
            <text:p>PB2</text:p>
          </table:table-cell>
          <table:table-cell office:value-type="string">
            <text:p>PCINT2</text:p>
          </table:table-cell>
          <table:table-cell office:value-type="string">
            <text:p>OC1B</text:p>
          </table:table-cell>
          <table:table-cell office:value-type="string">
            <text:p>/SS</text:p>
          </table:table-cell>
          <table:table-cell/>
          <table:table-cell office:value-type="string">
            <text:p>MAC Address Switch Input x40</text:p>
          </table:table-cell>
        </table:table-row>
        <table:table-row table:style-name="ro1">
          <table:table-cell table:style-name="ce3" office:value-type="string">
            <text:p>PB3</text:p>
          </table:table-cell>
          <table:table-cell table:style-name="ce3" office:value-type="string">
            <text:p>PCINT3</text:p>
          </table:table-cell>
          <table:table-cell table:style-name="ce3" office:value-type="string">
            <text:p>OC2A</text:p>
          </table:table-cell>
          <table:table-cell table:style-name="ce3" office:value-type="string">
            <text:p>MOSI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1">
          <table:table-cell office:value-type="string">
            <text:p>PB4</text:p>
          </table:table-cell>
          <table:table-cell office:value-type="string">
            <text:p>PCINT4</text:p>
          </table:table-cell>
          <table:table-cell/>
          <table:table-cell office:value-type="string">
            <text:p>MISO</text:p>
          </table:table-cell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table:style-name="ce3" office:value-type="string">
            <text:p>PB5</text:p>
          </table:table-cell>
          <table:table-cell table:style-name="ce3" office:value-type="string">
            <text:p>PCINT5</text:p>
          </table:table-cell>
          <table:table-cell table:style-name="ce3"/>
          <table:table-cell table:style-name="ce3" office:value-type="string">
            <text:p>SCK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1">
          <table:table-cell office:value-type="string">
            <text:p>PB6</text:p>
          </table:table-cell>
          <table:table-cell office:value-type="string">
            <text:p>PCINT6</text:p>
          </table:table-cell>
          <table:table-cell office:value-type="string">
            <text:p>XTAL1</text:p>
          </table:table-cell>
          <table:table-cell office:value-type="string">
            <text:p>TOSC1</text:p>
          </table:table-cell>
          <table:table-cell/>
          <table:table-cell office:value-type="string">
            <text:p>Quartz Crystal</text:p>
          </table:table-cell>
        </table:table-row>
        <table:table-row table:style-name="ro1">
          <table:table-cell table:style-name="ce3" office:value-type="string">
            <text:p>PB7</text:p>
          </table:table-cell>
          <table:table-cell table:style-name="ce3" office:value-type="string">
            <text:p>PCINT7</text:p>
          </table:table-cell>
          <table:table-cell table:style-name="ce3" office:value-type="string">
            <text:p>XTAL2</text:p>
          </table:table-cell>
          <table:table-cell table:style-name="ce3" office:value-type="string">
            <text:p>TOSC2</text:p>
          </table:table-cell>
          <table:table-cell table:style-name="ce3"/>
          <table:table-cell table:style-name="ce3" office:value-type="string">
            <text:p>Quartz Crystal</text:p>
          </table:table-cell>
        </table:table-row>
        <table:table-row table:style-name="ro1">
          <table:table-cell office:value-type="string">
            <text:p>PC0</text:p>
          </table:table-cell>
          <table:table-cell office:value-type="string">
            <text:p>PCINT8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</table:table-row>
        <table:table-row table:style-name="ro1">
          <table:table-cell table:style-name="ce3" office:value-type="string">
            <text:p>PC1</text:p>
          </table:table-cell>
          <table:table-cell table:style-name="ce3" office:value-type="string">
            <text:p>PCINT9</text:p>
          </table:table-cell>
          <table:table-cell table:style-name="ce3" office:value-type="string">
            <text:p>ADC1</text:p>
          </table:table-cell>
          <table:table-cell table:style-name="ce3" table:number-columns-repeated="2"/>
          <table:table-cell table:style-name="ce3" office:value-type="string">
            <text:p>MAC Address Switch Input x02</text:p>
          </table:table-cell>
        </table:table-row>
        <table:table-row table:style-name="ro1">
          <table:table-cell office:value-type="string">
            <text:p>PC2</text:p>
          </table:table-cell>
          <table:table-cell office:value-type="string">
            <text:p>PCINT10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</table:table-row>
        <table:table-row table:style-name="ro1">
          <table:table-cell table:style-name="ce3" office:value-type="string">
            <text:p>PC3</text:p>
          </table:table-cell>
          <table:table-cell table:style-name="ce3" office:value-type="string">
            <text:p>PCINT11</text:p>
          </table:table-cell>
          <table:table-cell table:style-name="ce3" office:value-type="string">
            <text:p>ADC3</text:p>
          </table:table-cell>
          <table:table-cell table:style-name="ce3" table:number-columns-repeated="2"/>
          <table:table-cell table:style-name="ce3" office:value-type="string">
            <text:p>MAC Address Switch Input x08</text:p>
          </table:table-cell>
        </table:table-row>
        <table:table-row table:style-name="ro2">
          <table:table-cell office:value-type="string">
            <text:p>PC4</text:p>
          </table:table-cell>
          <table:table-cell office:value-type="string">
            <text:p>PCINT12</text:p>
          </table:table-cell>
          <table:table-cell office:value-type="string">
            <text:p>ADC4</text:p>
          </table:table-cell>
          <table:table-cell office:value-type="string">
            <text:p>SDA</text:p>
          </table:table-cell>
          <table:table-cell office:value-type="string">
            <text:p>TWI or I<text:span text:style-name="T1">2</text:span>C</text:p>
          </table:table-cell>
          <table:table-cell office:value-type="string">
            <text:p>Interface to Processor</text:p>
          </table:table-cell>
        </table:table-row>
        <table:table-row table:style-name="ro2">
          <table:table-cell table:style-name="ce3" office:value-type="string">
            <text:p>PC5</text:p>
          </table:table-cell>
          <table:table-cell table:style-name="ce3" office:value-type="string">
            <text:p>PCINT13</text:p>
          </table:table-cell>
          <table:table-cell table:style-name="ce3" office:value-type="string">
            <text:p>ADC5</text:p>
          </table:table-cell>
          <table:table-cell table:style-name="ce3" office:value-type="string">
            <text:p>SCL</text:p>
          </table:table-cell>
          <table:table-cell table:style-name="ce4" office:value-type="string">
            <text:p>TWI or I<text:span text:style-name="T1">2</text:span>C</text:p>
          </table:table-cell>
          <table:table-cell table:style-name="ce3" office:value-type="string">
            <text:p>Interface to Processor</text:p>
          </table:table-cell>
        </table:table-row>
        <table:table-row table:style-name="ro1">
          <table:table-cell office:value-type="string">
            <text:p>PC6</text:p>
          </table:table-cell>
          <table:table-cell office:value-type="string">
            <text:p>PCINT14</text:p>
          </table:table-cell>
          <table:table-cell/>
          <table:table-cell office:value-type="string">
            <text:p>/RESET</text:p>
          </table:table-cell>
          <table:table-cell/>
          <table:table-cell office:value-type="string">
            <text:p>Reset Circuit, AVR ISP, Debug Wire</text:p>
          </table:table-cell>
        </table:table-row>
        <table:table-row table:style-name="ro1">
          <table:table-cell table:style-name="ce3" office:value-type="string">
            <text:p>PD0</text:p>
          </table:table-cell>
          <table:table-cell table:style-name="ce3" office:value-type="string">
            <text:p>PCINT16</text:p>
          </table:table-cell>
          <table:table-cell table:style-name="Default"/>
          <table:table-cell table:style-name="ce3" office:value-type="string">
            <text:p>RXD</text:p>
          </table:table-cell>
          <table:table-cell table:style-name="ce3"/>
          <table:table-cell table:style-name="ce3" office:value-type="string">
            <text:p>RS-485 Transceiver</text:p>
          </table:table-cell>
        </table:table-row>
        <table:table-row table:style-name="ro1">
          <table:table-cell office:value-type="string">
            <text:p>PD1</text:p>
          </table:table-cell>
          <table:table-cell office:value-type="string">
            <text:p>PCINT17</text:p>
          </table:table-cell>
          <table:table-cell/>
          <table:table-cell office:value-type="string">
            <text:p>TXD</text:p>
          </table:table-cell>
          <table:table-cell/>
          <table:table-cell office:value-type="string">
            <text:p>RS-485 Transceiver</text:p>
          </table:table-cell>
        </table:table-row>
        <table:table-row table:style-name="ro1">
          <table:table-cell table:style-name="ce3" office:value-type="string">
            <text:p>PD2</text:p>
          </table:table-cell>
          <table:table-cell table:style-name="ce3" office:value-type="string">
            <text:p>PCINT18</text:p>
          </table:table-cell>
          <table:table-cell table:style-name="Default"/>
          <table:table-cell table:style-name="ce3" office:value-type="string">
            <text:p>INT0</text:p>
          </table:table-cell>
          <table:table-cell table:style-name="ce3"/>
          <table:table-cell table:style-name="ce3" office:value-type="string">
            <text:p>RS-485 Transceiver RTS</text:p>
          </table:table-cell>
        </table:table-row>
        <table:table-row table:style-name="ro1">
          <table:table-cell office:value-type="string">
            <text:p>PD3</text:p>
          </table:table-cell>
          <table:table-cell office:value-type="string">
            <text:p>PCINT19</text:p>
          </table:table-cell>
          <table:table-cell office:value-type="string">
            <text:p>OC2B</text:p>
          </table:table-cell>
          <table:table-cell office:value-type="string">
            <text:p>INT1</text:p>
          </table:table-cell>
          <table:table-cell/>
          <table:table-cell office:value-type="string">
            <text:p>Interface to Processor IRQ</text:p>
          </table:table-cell>
        </table:table-row>
        <table:table-row table:style-name="ro1">
          <table:table-cell table:style-name="ce3" office:value-type="string">
            <text:p>PD4</text:p>
          </table:table-cell>
          <table:table-cell table:style-name="ce3" office:value-type="string">
            <text:p>PCINT20</text:p>
          </table:table-cell>
          <table:table-cell table:style-name="ce3" office:value-type="string">
            <text:p>XCK</text:p>
          </table:table-cell>
          <table:table-cell table:style-name="ce3" office:value-type="string">
            <text:p>T0</text:p>
          </table:table-cell>
          <table:table-cell table:style-name="ce3" table:number-columns-repeated="2"/>
        </table:table-row>
        <table:table-row table:style-name="ro2">
          <table:table-cell office:value-type="string">
            <text:p>PD5</text:p>
          </table:table-cell>
          <table:table-cell office:value-type="string">
            <text:p>PCINT21</text:p>
          </table:table-cell>
          <table:table-cell office:value-type="string">
            <text:p>OC0B</text:p>
          </table:table-cell>
          <table:table-cell office:value-type="string">
            <text:p>T1</text:p>
          </table:table-cell>
          <table:table-cell/>
          <table:table-cell office:value-type="string">
            <text:p>LED - I<text:span text:style-name="T1">2</text:span>C Activity</text:p>
          </table:table-cell>
        </table:table-row>
        <table:table-row table:style-name="ro1">
          <table:table-cell table:style-name="ce3" office:value-type="string">
            <text:p>PD6</text:p>
          </table:table-cell>
          <table:table-cell table:style-name="ce3" office:value-type="string">
            <text:p>PCINT22</text:p>
          </table:table-cell>
          <table:table-cell table:style-name="ce3" office:value-type="string">
            <text:p>OC0A</text:p>
          </table:table-cell>
          <table:table-cell table:style-name="ce3" office:value-type="string">
            <text:p>AIN0</text:p>
          </table:table-cell>
          <table:table-cell table:style-name="ce3"/>
          <table:table-cell table:style-name="ce3" office:value-type="string">
            <text:p>LED - Rx Activity</text:p>
          </table:table-cell>
        </table:table-row>
        <table:table-row table:style-name="ro2">
          <table:table-cell office:value-type="string">
            <text:p>PD7</text:p>
          </table:table-cell>
          <table:table-cell office:value-type="string">
            <text:p>PCINT23</text:p>
          </table:table-cell>
          <table:table-cell/>
          <table:table-cell office:value-type="string">
            <text:p>AIN1</text:p>
          </table:table-cell>
          <table:table-cell/>
          <table:table-cell office:value-type="string">
            <text:p>LED - Tx Activity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>
            <text:p>ADC6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>
            <text:p>ADC7</text:p>
          </table:table-cell>
          <table:table-cell table:number-columns-repeated="3"/>
        </table:table-row>
      </table:table>
      <table:table table:name="setting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Atmel AVR Calculation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FREQ_CPU</text:p>
          </table:table-cell>
          <table:table-cell office:value-type="float" office:value="7372800">
            <text:p>737280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USART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table:style-name="ce3"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Actual (2x)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table:formula="oooc:=ABS([.$B$3]/16/[.A7])-1" office:value-type="float" office:value="47">
            <text:p>47</text:p>
          </table:table-cell>
          <table:table-cell table:style-name="ce3" table:formula="oooc:=ABS([.$B$3]/8/[.A7])-1" office:value-type="float" office:value="95">
            <text:p>95</text:p>
          </table:table-cell>
          <table:table-cell table:formula="oooc:=[.$B$3]/16/([.B7]+1)" office:value-type="float" office:value="9600">
            <text:p>9600</text:p>
          </table:table-cell>
          <table:table-cell table:formula="oooc:=[.$B$3]/8/([.C7]+1)" office:value-type="float" office:value="9600">
            <text:p>9600</text:p>
          </table:table-cell>
          <table:table-cell/>
        </table:table-row>
        <table:table-row table:style-name="ro1">
          <table:table-cell office:value-type="float" office:value="19200">
            <text:p>19200</text:p>
          </table:table-cell>
          <table:table-cell table:formula="oooc:=ABS([.$B$3]/16/[.A8])-1" office:value-type="float" office:value="23">
            <text:p>23</text:p>
          </table:table-cell>
          <table:table-cell table:style-name="ce3" table:formula="oooc:=ABS([.$B$3]/8/[.A8])-1" office:value-type="float" office:value="47">
            <text:p>47</text:p>
          </table:table-cell>
          <table:table-cell table:formula="oooc:=[.$B$3]/16/([.B8]+1)" office:value-type="float" office:value="19200">
            <text:p>19200</text:p>
          </table:table-cell>
          <table:table-cell table:formula="oooc:=[.$B$3]/8/([.C8]+1)" office:value-type="float" office:value="19200">
            <text:p>19200</text:p>
          </table:table-cell>
          <table:table-cell/>
        </table:table-row>
        <table:table-row table:style-name="ro1">
          <table:table-cell office:value-type="float" office:value="38400">
            <text:p>38400</text:p>
          </table:table-cell>
          <table:table-cell table:formula="oooc:=ABS([.$B$3]/16/[.A9])-1" office:value-type="float" office:value="11">
            <text:p>11</text:p>
          </table:table-cell>
          <table:table-cell table:style-name="ce3" table:formula="oooc:=ABS([.$B$3]/8/[.A9])-1" office:value-type="float" office:value="23">
            <text:p>23</text:p>
          </table:table-cell>
          <table:table-cell table:formula="oooc:=[.$B$3]/16/([.B9]+1)" office:value-type="float" office:value="38400">
            <text:p>38400</text:p>
          </table:table-cell>
          <table:table-cell table:formula="oooc:=[.$B$3]/8/([.C9]+1)" office:value-type="float" office:value="38400">
            <text:p>38400</text:p>
          </table:table-cell>
          <table:table-cell/>
        </table:table-row>
        <table:table-row table:style-name="ro1">
          <table:table-cell office:value-type="float" office:value="57600">
            <text:p>57600</text:p>
          </table:table-cell>
          <table:table-cell table:formula="oooc:=ABS([.$B$3]/16/[.A10])-1" office:value-type="float" office:value="7">
            <text:p>7</text:p>
          </table:table-cell>
          <table:table-cell table:style-name="ce3" table:formula="oooc:=ABS([.$B$3]/8/[.A10])-1" office:value-type="float" office:value="15">
            <text:p>15</text:p>
          </table:table-cell>
          <table:table-cell table:formula="oooc:=[.$B$3]/16/([.B10]+1)" office:value-type="float" office:value="57600">
            <text:p>57600</text:p>
          </table:table-cell>
          <table:table-cell table:formula="oooc:=[.$B$3]/8/([.C10]+1)" office:value-type="float" office:value="57600">
            <text:p>57600</text:p>
          </table:table-cell>
          <table:table-cell/>
        </table:table-row>
        <table:table-row table:style-name="ro1">
          <table:table-cell office:value-type="float" office:value="76800">
            <text:p>76800</text:p>
          </table:table-cell>
          <table:table-cell table:formula="oooc:=ABS([.$B$3]/16/[.A11])-1" office:value-type="float" office:value="5">
            <text:p>5</text:p>
          </table:table-cell>
          <table:table-cell table:style-name="ce3" table:formula="oooc:=ABS([.$B$3]/8/[.A11])-1" office:value-type="float" office:value="11">
            <text:p>11</text:p>
          </table:table-cell>
          <table:table-cell table:formula="oooc:=[.$B$3]/16/([.B11]+1)" office:value-type="float" office:value="76800">
            <text:p>76800</text:p>
          </table:table-cell>
          <table:table-cell table:formula="oooc:=[.$B$3]/8/([.C11]+1)" office:value-type="float" office:value="76800">
            <text:p>76800</text:p>
          </table:table-cell>
          <table:table-cell/>
        </table:table-row>
        <table:table-row table:style-name="ro1">
          <table:table-cell office:value-type="float" office:value="115200">
            <text:p>115200</text:p>
          </table:table-cell>
          <table:table-cell table:formula="oooc:=ABS([.$B$3]/16/[.A12])-1" office:value-type="float" office:value="3">
            <text:p>3</text:p>
          </table:table-cell>
          <table:table-cell table:style-name="ce3" table:formula="oooc:=ABS([.$B$3]/8/[.A12])-1" office:value-type="float" office:value="7">
            <text:p>7</text:p>
          </table:table-cell>
          <table:table-cell table:formula="oooc:=[.$B$3]/16/([.B12]+1)" office:value-type="float" office:value="115200">
            <text:p>115200</text:p>
          </table:table-cell>
          <table:table-cell table:formula="oooc:=[.$B$3]/8/([.C12]+1)" office:value-type="float" office:value="115200">
            <text:p>1152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r0 Normal Counter Mode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7" office:value-type="string">
            <text:p>TCNT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$B$3]/[.A17]" office:value-type="float" office:value="7372800">
            <text:p>7372800</text:p>
          </table:table-cell>
          <table:table-cell table:style-name="ce6" table:formula="oooc:=1/[.B17]" office:value-type="float" office:value="0.000000135633680555556">
            <text:p>0.000000136</text:p>
          </table:table-cell>
          <table:table-cell table:formula="oooc:=0.001/[.C17]" office:value-type="float" office:value="7372.8">
            <text:p>7372.8</text:p>
          </table:table-cell>
          <table:table-cell table:formula="oooc:=[.B17]/1000" office:value-type="float" office:value="7372.8">
            <text:p>7372.8</text:p>
          </table:table-cell>
          <table:table-cell table:style-name="ce3" table:formula="oooc:=255-[.E17]" office:value-type="float" office:value="-7117.8">
            <text:p>-7117.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$B$3]/[.A18]" office:value-type="float" office:value="921600">
            <text:p>921600</text:p>
          </table:table-cell>
          <table:table-cell table:style-name="ce6" table:formula="oooc:=1/[.B18]" office:value-type="float" office:value="0.00000108506944444444">
            <text:p>0.000001085</text:p>
          </table:table-cell>
          <table:table-cell table:formula="oooc:=0.001/[.C18]" office:value-type="float" office:value="921.6">
            <text:p>921.6</text:p>
          </table:table-cell>
          <table:table-cell table:formula="oooc:=[.B18]/1000" office:value-type="float" office:value="921.6">
            <text:p>921.6</text:p>
          </table:table-cell>
          <table:table-cell table:style-name="ce3" table:formula="oooc:=255-[.E18]" office:value-type="float" office:value="-666.6">
            <text:p>-666.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[.$B$3]/[.A19]" office:value-type="float" office:value="115200">
            <text:p>115200</text:p>
          </table:table-cell>
          <table:table-cell table:style-name="ce6" table:formula="oooc:=1/[.B19]" office:value-type="float" office:value="0.00000868055555555556">
            <text:p>0.000008681</text:p>
          </table:table-cell>
          <table:table-cell table:formula="oooc:=0.001/[.C19]" office:value-type="float" office:value="115.2">
            <text:p>115.2</text:p>
          </table:table-cell>
          <table:table-cell table:formula="oooc:=[.B19]/1000" office:value-type="float" office:value="115.2">
            <text:p>115.2</text:p>
          </table:table-cell>
          <table:table-cell table:style-name="ce3" table:formula="oooc:=255-[.E19]" office:value-type="float" office:value="139.8">
            <text:p>139.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[.$B$3]/[.A20]" office:value-type="float" office:value="28800">
            <text:p>28800</text:p>
          </table:table-cell>
          <table:table-cell table:style-name="ce6" table:formula="oooc:=1/[.B20]" office:value-type="float" office:value="0.0000347222222222222">
            <text:p>0.000034722</text:p>
          </table:table-cell>
          <table:table-cell table:formula="oooc:=0.001/[.C20]" office:value-type="float" office:value="28.8">
            <text:p>28.8</text:p>
          </table:table-cell>
          <table:table-cell table:formula="oooc:=[.B20]/1000" office:value-type="float" office:value="28.8">
            <text:p>28.8</text:p>
          </table:table-cell>
          <table:table-cell table:style-name="ce3" table:formula="oooc:=255-[.E20]" office:value-type="float" office:value="226.2">
            <text:p>226.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ooc:=[.$B$3]/[.A21]" office:value-type="float" office:value="7200">
            <text:p>7200</text:p>
          </table:table-cell>
          <table:table-cell table:style-name="ce6" table:formula="oooc:=1/[.B21]" office:value-type="float" office:value="0.000138888888888889">
            <text:p>0.000138889</text:p>
          </table:table-cell>
          <table:table-cell table:formula="oooc:=0.001/[.C21]" office:value-type="float" office:value="7.2">
            <text:p>7.2</text:p>
          </table:table-cell>
          <table:table-cell table:formula="oooc:=[.B21]/1000" office:value-type="float" office:value="7.2">
            <text:p>7.2</text:p>
          </table:table-cell>
          <table:table-cell table:style-name="ce3" table:formula="oooc:=255-[.E21]" office:value-type="float" office:value="247.8">
            <text:p>247.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r1 Normal Counter Mode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3" office:value-type="string">
            <text:p>TCNT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$B$3]/[.A26]" office:value-type="float" office:value="7372800">
            <text:p>7372800</text:p>
          </table:table-cell>
          <table:table-cell table:style-name="ce6" table:formula="oooc:=1/[.B26]" office:value-type="float" office:value="0.000000135633680555556">
            <text:p>0.000000136</text:p>
          </table:table-cell>
          <table:table-cell table:formula="oooc:=0.001/[.C26]" office:value-type="float" office:value="7372.8">
            <text:p>7372.8</text:p>
          </table:table-cell>
          <table:table-cell table:formula="oooc:=[.B26]/1000" office:value-type="float" office:value="7372.8">
            <text:p>7372.8</text:p>
          </table:table-cell>
          <table:table-cell table:style-name="ce3" table:formula="oooc:=65535-[.E26]" office:value-type="float" office:value="58162.2">
            <text:p>58162.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$B$3]/[.A27]" office:value-type="float" office:value="921600">
            <text:p>921600</text:p>
          </table:table-cell>
          <table:table-cell table:style-name="ce6" table:formula="oooc:=1/[.B27]" office:value-type="float" office:value="0.00000108506944444444">
            <text:p>0.000001085</text:p>
          </table:table-cell>
          <table:table-cell table:formula="oooc:=0.001/[.C27]" office:value-type="float" office:value="921.6">
            <text:p>921.6</text:p>
          </table:table-cell>
          <table:table-cell table:formula="oooc:=[.B27]/1000" office:value-type="float" office:value="921.6">
            <text:p>921.6</text:p>
          </table:table-cell>
          <table:table-cell table:style-name="ce3" table:formula="oooc:=65535-[.E27]" office:value-type="float" office:value="64613.4">
            <text:p>64613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[.$B$3]/[.A28]" office:value-type="float" office:value="115200">
            <text:p>115200</text:p>
          </table:table-cell>
          <table:table-cell table:style-name="ce6" table:formula="oooc:=1/[.B28]" office:value-type="float" office:value="0.00000868055555555556">
            <text:p>0.000008681</text:p>
          </table:table-cell>
          <table:table-cell table:formula="oooc:=0.001/[.C28]" office:value-type="float" office:value="115.2">
            <text:p>115.2</text:p>
          </table:table-cell>
          <table:table-cell table:formula="oooc:=[.B28]/1000" office:value-type="float" office:value="115.2">
            <text:p>115.2</text:p>
          </table:table-cell>
          <table:table-cell table:style-name="ce3" table:formula="oooc:=65535-[.E28]" office:value-type="float" office:value="65419.8">
            <text:p>65419.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[.$B$3]/[.A29]" office:value-type="float" office:value="28800">
            <text:p>28800</text:p>
          </table:table-cell>
          <table:table-cell table:style-name="ce6" table:formula="oooc:=1/[.B29]" office:value-type="float" office:value="0.0000347222222222222">
            <text:p>0.000034722</text:p>
          </table:table-cell>
          <table:table-cell table:formula="oooc:=0.001/[.C29]" office:value-type="float" office:value="28.8">
            <text:p>28.8</text:p>
          </table:table-cell>
          <table:table-cell table:formula="oooc:=[.B29]/1000" office:value-type="float" office:value="28.8">
            <text:p>28.8</text:p>
          </table:table-cell>
          <table:table-cell table:style-name="ce3" table:formula="oooc:=65535-[.E29]" office:value-type="float" office:value="65506.2">
            <text:p>65506.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ooc:=[.$B$3]/[.A30]" office:value-type="float" office:value="7200">
            <text:p>7200</text:p>
          </table:table-cell>
          <table:table-cell table:style-name="ce6" table:formula="oooc:=1/[.B30]" office:value-type="float" office:value="0.000138888888888889">
            <text:p>0.000138889</text:p>
          </table:table-cell>
          <table:table-cell table:formula="oooc:=0.001/[.C30]" office:value-type="float" office:value="7.2">
            <text:p>7.2</text:p>
          </table:table-cell>
          <table:table-cell table:formula="oooc:=[.B30]/1000" office:value-type="float" office:value="7.2">
            <text:p>7.2</text:p>
          </table:table-cell>
          <table:table-cell table:style-name="ce3" table:formula="oooc:=65535-[.E30]" office:value-type="float" office:value="65527.8">
            <text:p>65527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0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6">08/16/2007</text:date>, <text:time>15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Steve Karg</meta:initial-creator>
    <meta:creation-date>2007-08-16T11:55:27</meta:creation-date>
    <dc:creator>Steve Karg</dc:creator>
    <dc:date>2007-08-16T15:13:17</dc:date>
    <dc:language>en-US</dc:language>
    <meta:editing-cycles>15</meta:editing-cycles>
    <meta:editing-duration>PT3H16M42S</meta:editing-duration>
    <meta:user-defined meta:name="Info 1"/>
    <meta:user-defined meta:name="Info 2"/>
    <meta:user-defined meta:name="Info 3"/>
    <meta:user-defined meta:name="Info 4"/>
    <meta:document-statistic meta:table-count="2" meta:cell-count="234"/>
  </office:meta>
</office:document-meta>
</file>